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top="0in" fo:margin-bottom="0.1665in" loext:contextual-spacing="false" fo:line-height="175%" style:page-number="1" fo:padding="0in" fo:border="none"/>
    </style:style>
    <style:style style:name="P2" style:family="paragraph" style:parent-style-name="Standard">
      <style:paragraph-properties fo:margin-top="0.1665in" fo:margin-bottom="0.1665in" loext:contextual-spacing="false" fo:line-height="175%" fo:padding="0in" fo:border="none"/>
    </style:style>
    <style:style style:name="P3" style:family="paragraph" style:parent-style-name="Standard" style:list-style-name="WWNum2">
      <style:paragraph-properties fo:margin-left="0.5in" fo:margin-right="0in" fo:margin-top="0.0417in" fo:margin-bottom="0in" loext:contextual-spacing="false" fo:line-height="175%" fo:text-indent="-0.25in" style:auto-text-indent="false" fo:padding="0in" fo:border="none"/>
    </style:style>
    <style:style style:name="P4" style:family="paragraph" style:parent-style-name="Standard" style:list-style-name="WWNum1">
      <style:paragraph-properties fo:margin-left="0.5in" fo:margin-right="0in" fo:margin-top="0.0417in" fo:margin-bottom="0in" loext:contextual-spacing="false" fo:line-height="175%" fo:text-indent="-0.25in" style:auto-text-indent="false" fo:padding="0in" fo:border="none"/>
    </style:style>
    <style:style style:name="P5" style:family="paragraph" style:parent-style-name="Standard" style:list-style-name="WWNum2">
      <style:paragraph-properties fo:margin-left="0.5in" fo:margin-right="0in" fo:margin-top="0in" fo:margin-bottom="0in" loext:contextual-spacing="false" fo:line-height="175%" fo:text-indent="-0.25in" style:auto-text-indent="false" fo:padding="0in" fo:border="none"/>
    </style:style>
    <style:style style:name="P6" style:family="paragraph" style:parent-style-name="Standard" style:list-style-name="WWNum1">
      <style:paragraph-properties fo:margin-left="0.5in" fo:margin-right="0in" fo:margin-top="0in" fo:margin-bottom="0in" loext:contextual-spacing="false" fo:line-height="175%" fo:text-indent="-0.25in" style:auto-text-indent="false" fo:padding="0in" fo:border="none"/>
    </style:style>
    <style:style style:name="P7" style:family="paragraph" style:parent-style-name="Standard" style:list-style-name="WWNum2">
      <style:paragraph-properties fo:margin-left="0.5in" fo:margin-right="0in" fo:margin-top="0in" fo:margin-bottom="0.0417in" loext:contextual-spacing="false" fo:line-height="175%" fo:text-indent="-0.25in" style:auto-text-indent="false" fo:padding="0in" fo:border="none"/>
    </style:style>
    <style:style style:name="P8" style:family="paragraph" style:parent-style-name="Standard" style:list-style-name="WWNum1">
      <style:paragraph-properties fo:margin-left="0.5in" fo:margin-right="0in" fo:margin-top="0in" fo:margin-bottom="0.0417in" loext:contextual-spacing="false" fo:line-height="175%" fo:text-indent="-0.25in" style:auto-text-indent="false" fo:padding="0in" fo:border="none"/>
    </style:style>
    <style:style style:name="T1" style:family="text">
      <style:text-properties fo:color="#d4d1cb" fo:font-size="12pt" style:font-size-asian="12pt" style:font-size-complex="12pt"/>
    </style:style>
    <style:style style:name="T2" style:family="text">
      <style:text-properties fo:color="#d4d1cb" fo:font-size="12pt" fo:font-weight="bold" style:font-size-asian="12pt" style:font-weight-asian="bold"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bsolutely! Here's an article focused on YOLOv10, addressing its potential, key concepts, and recognizing that there isn't an "official" release yet.</text:span></text:p>
      <text:p text:style-name="P2"><text:span text:style-name="T2">YOLOv10: The Object Detection Rumor Mill</text:span></text:p>
      <text:p text:style-name="P2"><text:span text:style-name="T1">The world of object detection is abuzz with rumors of YOLOv10, the potential successor to the popular YOLO family of real-time object detection models. While there's no officially sanctioned version at the moment, explorations under the "YOLOv10" banner offer tantalizing glimpses into what the future of object detection might hold. Let's delve into the concepts and potential advancements swirling around this unconfirmed iteration.</text:span></text:p>
      <text:p text:style-name="P2"><text:span text:style-name="T2">The YOLO Legacy</text:span></text:p>
      <text:p text:style-name="P2"><text:span text:style-name="T1">YOLO (You Only Look Once) revolutionized object detection with its speed and efficiency. It treats object detection as a regression problem, predicting bounding boxes and class probabilities simultaneously in a single pass. Subsequent iterations like YOLOv4, YOLOv5 and YOLOR have significantly improved on the original, pushing accuracy and performance boundaries.</text:span></text:p>
      <text:p text:style-name="P2"><text:span text:style-name="T2">Potential YOLOv10 Innovations</text:span></text:p>
      <text:p text:style-name="P2"><text:span text:style-name="T1">While the specifics of YOLOv10 remain shrouded in speculation, here's what we might anticipate based on trends in deep learning and computer vision:</text:span></text:p>
      <text:list xml:id="list4220894588" text:style-name="WWNum2">
        <text:list-item>
          <text:p text:style-name="P3"><text:span text:style-name="T2">Transformer-Based Architecture:</text:span><text:span text:style-name="T1"> Transformers have taken natural language processing by storm and are infiltrating computer vision. A YOLOv10 could incorporate transformers, potentially leading to improved handling of long-range dependencies and complex object relationships.</text:span></text:p>
        </text:list-item>
        <text:list-item>
          <text:p text:style-name="P5"><text:span text:style-name="T2">Enhanced Data Efficiency:</text:span><text:span text:style-name="T1"> Training large object detection models is notoriously data-hungry. We might see YOLOv10 explore better data augmentation techniques, semi-supervised learning, or self-supervised learning methods to reduce data dependency.</text:span></text:p>
        </text:list-item>
        <text:list-item>
          <text:p text:style-name="P7"><text:span text:style-name="T2">Focus on Deployment:</text:span><text:span text:style-name="T1"> Model size and speed are paramount for deploying to edge devices. YOLOv10 could emphasize efficient architectures and optimization techniques tailored for resource-constrained environments.</text:span></text:p>
        </text:list-item>
      </text:list>
      <text:p text:style-name="P2"><text:span text:style-name="T2">Where Speculation Meets Reality</text:span></text:p>
      <text:p text:style-name="P2"><text:span text:style-name="T1">Several unofficial projects and implementations have emerged using the "YOLOv10" name. These offer clues about the direction the research community is taking:</text:span></text:p>
      <text:list xml:id="list2526699851" text:style-name="WWNum1">
        <text:list-item>
          <text:p text:style-name="P4"><text:span text:style-name="T2">Advanced Backbones:</text:span><text:span text:style-name="T1"> Incorporating more potent image feature extractors like Swin Transformers could boost performance.</text:span></text:p>
        </text:list-item>
        <text:list-item>
          <text:p text:style-name="P6"><text:span text:style-name="T2">Improved Detection Heads:</text:span><text:span text:style-name="T1"> Experimenting with new detection head designs might result in more accurate and versatile bounding box predictions.</text:span></text:p>
        </text:list-item>
        <text:list-item>
          <text:p text:style-name="P8"><text:span text:style-name="T2">Optimized Training Pipelines:</text:span><text:span text:style-name="T1"> Novel training strategies and loss functions often yield significant accuracy gains.</text:span></text:p>
        </text:list-item>
      </text:list>
      <text:p text:style-name="P2"><text:span text:style-name="T2">A Note of Caution</text:span></text:p>
      <text:p text:style-name="P2"><text:span text:style-name="T1">It's important to remember that there's no formal YOLOv10 release from the original YOLO creators. Treat existing projects and information as exciting explorations but not the definitive YOLOv10 experience.</text:span></text:p>
      <text:p text:style-name="P2"><text:span text:style-name="T2">The Exciting Future of Object Detection</text:span></text:p>
      <text:p text:style-name="P2"><text:span text:style-name="T1">Whether an official YOLOv10 arrives or the ideas coalesce under a different name, the object detection field is in a state of rapid progress. The hypothetical innovations around YOLOv10 highlight the drive towards models that are faster, more accurate, data-efficient, and optimized for real-world deployment. The future for detecting objects in images and videos has never looked brighter.</text:span></text:p>
      <text:p text:style-name="P2"><text:span text:style-name="T2">Let me know if you'd like a more technical deep-dive into any of the concepts mentioned or want to explore specific unofficial YOLOv10-inspired projec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d4d1cb"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d4d1cb"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457" meta:character-count="3284" meta:non-whitespace-character-count="2853"/>
    <meta:generator>LibreOfficeDev/6.0.5.2$Linux_X86_64 LibreOffice_project/</meta:generator>
  </office:meta>
</office:document-meta>
</file>